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2pt" style:font-size-complex="48pt"/>
    </style:style>
    <style:style style:name="P2" style:family="paragraph" style:parent-style-name="Standard">
      <style:paragraph-properties fo:text-align="center" style:justify-single-word="false"/>
      <style:text-properties fo:font-size="48pt" officeooo:rsid="00062810" officeooo:paragraph-rsid="00062810" style:font-size-asian="42pt" style:font-size-complex="48pt"/>
    </style:style>
    <style:style style:name="P3" style:family="paragraph" style:parent-style-name="Standard">
      <style:paragraph-properties fo:text-align="center" style:justify-single-word="false"/>
      <style:text-properties fo:font-size="12pt" officeooo:rsid="00062810" officeooo:paragraph-rsid="00062810" style:font-size-asian="10.5pt" style:font-size-complex="12pt"/>
    </style:style>
    <style:style style:name="P4" style:family="paragraph" style:parent-style-name="Standard">
      <style:paragraph-properties fo:text-align="start" style:justify-single-word="false"/>
      <style:text-properties fo:font-size="12pt" officeooo:rsid="00062810" officeooo:paragraph-rsid="00062810"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Programmer's Manual</text:p>
      <text:p text:style-name="P2"/>
      <text:p text:style-name="P2"/>
      <text:p text:style-name="P2"/>
      <text:p text:style-name="P2"/>
      <text:p text:style-name="P2"/>
      <text:p text:style-name="P2"/>
      <text:p text:style-name="P3"/>
      <text:p text:style-name="P3"><text:soft-page-break/>Programmer's Manual</text:p>
      <text:p text:style-name="P3">Huffman</text:p>
      <text:p text:style-name="P4">1.<text:tab/>Problem Description</text:p>
      <text:p text:style-name="P4"><text:tab/>This program constructs a huffman tree from an input message and then compresses the data into 0s and 1s according to the frequency of the characters in the input file. A file encoded using that huffman tree can then be subsequently decoded.</text:p>
      <text:p text:style-name="P4"/>
      <text:p text:style-name="P4">2.<text:tab/>Data Types and Classes</text:p>
      <text:p text:style-name="P4"><text:tab/>The data types used in this program fall into two categories: predefined data types and programmer defined data types. The following subsections address the data types used.</text:p>
      <text:p text:style-name="P4"/>
      <text:p text:style-name="P4">A.<text:tab/>Predefined Data Types</text:p>
      <text:p text:style-name="P4">2.1<text:tab/>int</text:p>
      <text:p text:style-name="P4"/>
      <text:p text:style-name="P4">Variables:</text:p>
      <text:p text:style-name="P4"><text:tab/>choice<text:tab/><text:tab/><text:tab/><text:tab/><text:tab/>user input for the main menu</text:p>
      <text:p text:style-name="P4"><text:tab/>i<text:tab/><text:tab/><text:tab/><text:tab/><text:tab/>counter variable</text:p>
      <text:p text:style-name="P4"><text:tab/>j<text:tab/><text:tab/><text:tab/><text:tab/><text:tab/>counter variable</text:p>
      <text:p text:style-name="P4"><text:tab/>freq<text:tab/><text:tab/><text:tab/><text:tab/><text:tab/>character frequency</text:p>
      <text:p text:style-name="P4"/>
      <text:p text:style-name="P4">2.2<text:tab/>bool</text:p>
      <text:p text:style-name="P4"/>
      <text:p text:style-name="P4">Variables:</text:p>
      <text:p text:style-name="P4"><text:tab/>populated<text:tab/><text:tab/><text:tab/><text:tab/>flag determining whether a huffman tree has data or not</text:p>
      <text:p text:style-name="P4"/>
      <text:p text:style-name="P4">2.3 <text:tab/>string</text:p>
      <text:p text:style-name="P4"/>
      <text:p text:style-name="P4">Variables:</text:p>
      <text:p text:style-name="P4"><text:tab/>name<text:tab/><text:tab/><text:tab/><text:tab/><text:tab/>name of a huffman tree node</text:p>
      <text:p text:style-name="P4"><text:tab/>code<text:tab/><text:tab/><text:tab/><text:tab/><text:tab/>compressed code of a huffman tree node</text:p>
      <text:p text:style-name="P4"><text:tab/>inString<text:tab/><text:tab/><text:tab/><text:tab/>input string which is never changed</text:p>
      <text:p text:style-name="P4"><text:tab/>fullCode<text:tab/><text:tab/><text:tab/><text:tab/>code for encoded message</text:p>
      <text:p text:style-name="P4"/>
      <text:p text:style-name="P4">2.4<text:tab/>vector</text:p>
      <text:p text:style-name="P4"/>
      <text:p text:style-name="P4">Variables:</text:p>
      <text:p text:style-name="P4"><text:tab/>input<text:tab/><text:tab/><text:tab/><text:tab/><text:tab/>input data which is sorted</text:p>
      <text:p text:style-name="P4"><text:tab/>nodes<text:tab/><text:tab/><text:tab/><text:tab/><text:tab/>the huffman tree of nodes</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text:tab/>Programmer Defined Data Types</text:p>
      <text:p text:style-name="P4">2.1<text:tab/>huffNode</text:p>
      <text:p text:style-name="P4"/>
      <text:p text:style-name="P4">This struct has:</text:p>
      <text:p text:style-name="P4"><text:tab/><text:tab/>Data members:<text:tab/>string name</text:p>
      <text:p text:style-name="P4"><text:tab/><text:tab/><text:tab/><text:tab/><text:tab/>int freq</text:p>
      <text:p text:style-name="P4"><text:tab/><text:tab/><text:tab/><text:tab/><text:tab/>huffNode* left</text:p>
      <text:p text:style-name="P4"><text:tab/><text:tab/><text:tab/><text:tab/><text:tab/>huffNode* right</text:p>
      <text:p text:style-name="P4"><text:tab/><text:tab/><text:tab/><text:tab/><text:tab/>huffNode* parent</text:p>
      <text:p text:style-name="P4"/>
      <text:p text:style-name="P4">See the programmer manual for the Huffman class for more details</text:p>
      <text:p text:style-name="P4"/>
      <text:p text:style-name="P4"/>
      <text:p text:style-name="P4"/>
      <text:p text:style-name="P4"/>
      <text:p text:style-name="P4">2.2<text:tab/>huffMan</text:p>
      <text:p text:style-name="P4"><text:tab/></text:p>
      <text:p text:style-name="P4">This class has:</text:p>
      <text:p text:style-name="P4"><text:tab/>Data members:<text:tab/>bool populated</text:p>
      <text:p text:style-name="P4"><text:tab/><text:tab/><text:tab/><text:tab/>string inString</text:p>
      <text:p text:style-name="P4"><text:tab/><text:tab/><text:tab/><text:tab/>string fullCode</text:p>
      <text:p text:style-name="P4"><text:tab/><text:tab/><text:tab/><text:tab/>vector&lt;char&gt; input</text:p>
      <text:p text:style-name="P4"><text:tab/><text:tab/><text:tab/><text:tab/>vector&lt;huffNode&gt; nodes</text:p>
      <text:p text:style-name="P4"><text:tab/>Member functions:<text:tab/>Huffman</text:p>
      <text:p text:style-name="P4"><text:tab/><text:tab/><text:tab/><text:tab/>makeTree</text:p>
      <text:p text:style-name="P4"><text:tab/><text:tab/><text:tab/><text:tab/>readFile</text:p>
      <text:p text:style-name="P4"><text:tab/><text:tab/><text:tab/><text:tab/>countChars</text:p>
      <text:p text:style-name="P4"><text:tab/><text:tab/><text:tab/><text:tab/>encode</text:p>
      <text:p text:style-name="P4"><text:tab/><text:tab/><text:tab/><text:tab/>decode</text:p>
      <text:p text:style-name="P4"><text:tab/><text:tab/><text:tab/><text:tab/>printTree</text:p>
      <text:p text:style-name="P4"><text:tab/><text:tab/><text:tab/><text:tab/>printTable</text:p>
      <text:p text:style-name="P4"/>
      <text:p text:style-name="P4">See the programmer manual for the Huffman class for more details</text:p>
      <text:p text:style-name="P4"/>
      <text:p text:style-name="P4">3.<text:tab/>High Level Program Solution</text:p>
      <text:p text:style-name="P4"/>
      <text:p text:style-name="P4">Main Program</text:p>
      <text:p text:style-name="P4">Print the menu</text:p>
      <text:p text:style-name="P4">Option 1:<text:tab/>Encode an input file and construct a huffman tree from the data</text:p>
      <text:p text:style-name="P4">Option 2:<text:tab/>Decode an input file according to an input huffman tree</text:p>
      <text:p text:style-name="P4">Option 3:<text:tab/>Print out each node and it's corresponding child nodes and parent node</text:p>
      <text:p text:style-name="P4">Option 4:<text:tab/>Print the table of codes for each character</text:p>
      <text:p text:style-name="P4">Option 5:<text:tab/>Exit program</text:p>
      <text:p text:style-name="P4"/>
      <text:p text:style-name="P4"/>
      <text:p text:style-name="P4"/>
      <text:p text:style-name="P4"/>
      <text:p text:style-name="P4"/>
      <text:p text:style-name="P4"/>
      <text:p text:style-name="P4"><text:soft-page-break/>4.<text:tab/>Limitations and Suggestions</text:p>
      <text:p text:style-name="P4"><text:tab/>Currently, the program requires an input file with a terminating character. This limitation could be removed to allow any input file to be read in. The current implementation only accounts for the 26 lower case characters in the alphabet. Other characters could be added to the tree allowing for a more versatile encoding scheme. After decoding the message, whitespace is lost because it is not coded for and therefore ignored. Allowing whitespace to have it's own code would allow for a more readable decoding output.</text:p>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05:07:52.231000000</meta:creation-date>
    <meta:print-date>2019-05-15T05:08:57.072000000</meta:print-date>
    <dc:date>2019-05-15T05:26:56.114000000</dc:date>
    <meta:editing-duration>PT13S</meta:editing-duration>
    <meta:editing-cycles>1</meta:editing-cycles>
    <meta:document-statistic meta:table-count="0" meta:image-count="0" meta:object-count="0" meta:page-count="4" meta:paragraph-count="64" meta:word-count="388" meta:character-count="2476" meta:non-whitespace-character-count="2023"/>
    <meta:generator>LibreOffice/4.4.4.3$Windows_x86 LibreOffice_project/2c39ebcf046445232b798108aa8a7e7d89552ea8</meta:generator>
  </office:meta>
</office:document-meta>
</file>